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uterFunctionMapping.initRouterFunc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outerFunctionMapping.setAttributes( HttpServletRequest servletRequest , ServerRequest request , @ Nullable HandlerFunction &lt; ? &gt; handlerFun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outerFunctionMapping.setRouterFunction( @ Nullable RouterFunction &lt; ? &gt; rout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Mapping.afterPropertiesSe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outerFunctionMapping.initMessageConver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uterFunctionMapping.logRouterFunctions( List &lt; RouterFunction &lt; ? &gt; &gt; routerFunctio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outerFunctionMapping.RouterFunctionMapping( RouterFunction &lt; ? &gt; rout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Mapping.getRouter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Mapping.setMessageConverters( List &lt; HttpMessageConverter &lt; ? &gt; &gt; message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Mapping.setDetectHandlerFunctionsInAncestorContexts( boolean detectHandlerFunctionsInAncestorContex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Mapping.RouterFunction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outerFunctionMapping.getHandlerInternal( HttpServletRequest servlet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